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6" style:family="table-column">
      <style:table-column-properties fo:break-before="auto" style:column-width="1.2264in"/>
    </style:style>
    <style:style style:name="co2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ro17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>
      <style:text-properties fo:color="#ff3366"/>
    </style:style>
    <style:style style:name="ce20" style:family="table-cell" style:parent-style-name="Default">
      <style:table-cell-properties fo:background-color="#cfe7f5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0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8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19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7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table:number-columns-repeated="4"/>
          <table:table-cell table:formula="of:=SUM([.B2:.F2])" office:value-type="float" office:value="4900">
            <text:p>4900</text:p>
          </table:table-cell>
          <table:table-cell table:style-name="ce8" table:formula="of:=SUM([.B16:.F16])" office:value-type="float" office:value="408.333333333333">
            <text:p>408.333333333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408.333333333333">
            <text:p>408.3333333333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16:.F16])" office:value-type="float" office:value="408.333333333333">
            <text:p>408.333333333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16];[.C16];[.E16];[.F16])" office:value-type="float" office:value="408.333333333333">
            <text:p>408.333333333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408.333333333333">
            <text:p>408.3333333333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408.333333333333">
            <text:p>408.3333333333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408.333333333333">
            <text:p>408.3333333333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408.333333333333">
            <text:p>408.3333333333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408.333333333333">
            <text:p>408.333333333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16:.F16])" office:value-type="float" office:value="408.333333333333">
            <text:p>408.3333333333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408.333333333333">
            <text:p>408.3333333333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office:value-type="string">
            <text:p>- Սարգիս</text:p>
          </table:table-cell>
          <table:table-cell table:style-name="ce2"/>
          <table:table-cell table:number-columns-repeated="3"/>
          <table:table-cell table:style-name="Default"/>
          <table:table-cell table:formula="of:=SUM([.B16];[.D16];[.E16];[.F16])" office:value-type="float" office:value="408.333333333333">
            <text:p>408.3333333333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408.333333333333">
            <text:p>408.3333333333</text:p>
          </table:table-cell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16:.F16])" office:value-type="float" office:value="0">
            <text:p>0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6" office:value-type="float" office:value="0">
            <text:p>0</text:p>
          </table:table-cell>
          <table:table-cell table:style-name="ce2" table:formula="of:=[.D2]/16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5308.33333333333">
            <text:p>5308.3333333333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9/07/2015</text:date>, <text:time>17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7T17:33:17</dc:date>
    <meta:editing-duration>P1DT8H50M7S</meta:editing-duration>
    <meta:editing-cycles>783</meta:editing-cycles>
    <meta:generator>OpenOffice/4.1.1$Unix OpenOffice.org_project/411m6$Build-9775</meta:generator>
    <dc:creator>employee employee</dc:creator>
    <meta:document-statistic meta:table-count="7" meta:cell-count="1921" meta:object-count="0"/>
  </office:meta>
</office:document-meta>
</file>